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Line_20_Arrow_20_1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auto-grow-height="false" fo:min-height="3.6cm" style:protect="size"/>
    </style:style>
    <style:style style:name="gr96" style:family="graphic" style:parent-style-name="standard">
      <style:graphic-properties draw:stroke="none" draw:fill="solid" draw:fill-color="#2300dc" draw:textarea-horizontal-align="justify" draw:textarea-vertical-align="middle" draw:auto-grow-height="false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9" style:family="graphic" style:parent-style-name="standard">
      <style:graphic-properties draw:stroke="solid" svg:stroke-width="0.05cm" svg:stroke-color="#ffffff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_20__28_var_29_" svg:stroke-width="0.05cm" svg:stroke-color="#c0c0c0" draw:marker-start="Line_20_Arrow_20_7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fo:min-height="0.65cm"/>
    </style:style>
    <style:style style:name="gr102" style:family="graphic" style:parent-style-name="standard">
      <style:graphic-properties draw:stroke="none" svg:stroke-color="#000000" draw:fill="none" draw:fill-color="#ffffff" draw:auto-grow-height="false" fo:min-height="0.75cm" style:protect="position size"/>
    </style:style>
    <style:style style:name="gr103" style:family="graphic" style:parent-style-name="standard">
      <style:graphic-properties draw:stroke="none" draw:fill="none" draw:auto-grow-height="false" fo:min-height="0.65cm"/>
    </style:style>
    <style:style style:name="gr104" style:family="graphic" style:parent-style-name="standard">
      <style:graphic-properties draw:stroke="none" svg:stroke-color="#000000" draw:fill="none" draw:fill-color="#ffffff" draw:textarea-vertical-align="middle" draw:auto-grow-height="false" fo:min-height="0.75cm"/>
    </style:style>
    <style:style style:name="gr105" style:family="graphic" style:parent-style-name="objectwithoutfill">
      <style:graphic-properties svg:stroke-width="0.03cm" svg:stroke-color="#0000ff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106" style:family="graphic" style:parent-style-name="standard">
      <style:graphic-properties draw:stroke="none" draw:fill="none" draw:textarea-vertical-align="middle" draw:auto-grow-height="false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P73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74" style:family="paragraph">
      <style:paragraph-properties fo:text-align="start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75" style:family="paragraph">
      <style:text-properties fo:font-family="Constantia" style:font-family-generic="roman" style:font-pitch="variable" fo:font-size="50pt" style:font-size-asian="50pt" style:font-size-complex="50pt"/>
    </style:style>
    <style:style style:name="P76" style:family="paragraph">
      <style:text-properties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7" style:family="paragraph">
      <style:paragraph-properties fo:text-align="start"/>
      <style:text-properties fo:font-family="Constantia" style:font-style-name="标准" style:font-family-generic="roman" style:font-pitch="variable"/>
    </style:style>
    <style:style style:name="P78" style:family="paragraph">
      <style:paragraph-properties fo:text-align="center"/>
      <style:text-properties fo:font-family="Constantia" style:font-style-name="标准" style:font-family-generic="roman" style:font-pitch="variable"/>
    </style:style>
    <style:style style:name="P79" style:family="paragraph">
      <style:paragraph-properties fo:text-align="center"/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P80" style:family="paragraph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P81" style:family="paragraph">
      <style:paragraph-properties fo:text-align="center"/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2" style:family="paragraph">
      <style:paragraph-properties fo:line-height="100%" fo:text-align="start"/>
      <style:text-properties fo:font-family="Constantia" style:font-style-name="粗斜体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3" style:family="paragraph">
      <style:paragraph-properties fo:line-height="100%" fo:text-align="center"/>
      <style:text-properties fo:font-family="Constantia" style:font-style-name="粗斜体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4" style:family="paragraph">
      <style:paragraph-properties fo:line-height="100%" fo:text-align="start"/>
      <style:text-properties fo:font-size="12pt" style:font-size-asian="12pt" style:font-size-complex="12pt"/>
    </style:style>
    <style:style style:name="P85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family="Constantia" style:font-family-generic="roman" style:font-pitch="variable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font-family="Constantia" style:font-family-generic="roman" style:font-pitch="variable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font-family="Constantia" style:font-family-generic="roman" style:font-pitch="variable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font-family="Constantia" style:font-family-generic="roman" style:font-pitch="variable" fo:font-size="50pt" style:font-size-asian="50pt" style:font-size-complex="50pt"/>
    </style:style>
    <style:style style:name="T63" style:family="text">
      <style:text-properties fo:color="#ffff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4" style:family="text">
      <style:text-properties fo:color="#0000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5" style:family="text">
      <style:text-properties fo:font-family="Constantia" style:font-style-name="标准" style:font-family-generic="roman" style:font-pitch="variable"/>
    </style:style>
    <style:style style:name="T66" style:family="text"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T67" style:family="text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T68" style:family="text"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family="Constantia" style:font-style-name="粗斜体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family="Constantia" style:font-family-generic="roman" style:font-pitch="variabl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family="Constantia" style:font-style-name="粗斜体" style:font-family-generic="roman" style:font-pitch="variab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><text:span text:style-name="T39">Triple Graph based Metadata storage </text:span><text:span text:style-name="T40">Shi.Zhan (c) 2013</text:span></text:p>
            <text:p><text:span text:style-name="T40">Project Trigram</text:span></text:p>
          </draw:text-box>
        </draw:frame>
        <draw:line draw:style-name="gr93" draw:text-style-name="P1" draw:layer="layout" svg:x1="3cm" svg:y1="6cm" svg:x2="28cm" svg:y2="6cm">
          <text:p/>
        </draw:line>
        <draw:line draw:style-name="gr54" draw:text-style-name="P1" draw:layer="layout" svg:x1="2cm" svg:y1="11cm" svg:x2="28cm" svg:y2="11cm">
          <text:p/>
        </draw:line>
        <draw:custom-shape draw:style-name="gr66" draw:text-style-name="P51" xml:id="id184" draw:id="id184" draw:layer="layout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7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2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8.5cm" svg:y1="4cm" svg:x2="14.5cm" svg:y2="4cm" draw:start-shape="id183" draw:start-glue-point="4" draw:end-shape="id184" draw:end-glue-point="4" svg:d="m8500 4000c0-751 6000-751 6000 0" svg:viewBox="0 0 6001 564">
          <text:p/>
        </draw:connector>
        <draw:connector draw:style-name="gr74" draw:text-style-name="P1" draw:layer="layout" draw:type="curve" svg:x1="7.5cm" svg:y1="5cm" svg:x2="22.5cm" svg:y2="5cm" draw:start-shape="id185" draw:start-glue-point="6" draw:end-shape="id186" draw:end-glue-point="6" svg:d="m7500 5000c0 753 15000 753 15000 0" svg:viewBox="0 0 15001 566">
          <text:p/>
        </draw:connector>
        <draw:connector draw:style-name="gr74" draw:text-style-name="P1" draw:layer="layout" draw:type="curve" svg:x1="6.5cm" svg:y1="5cm" svg:x2="6.5cm" svg:y2="7cm" draw:start-shape="id187" draw:start-glue-point="6" draw:end-shape="id188" draw:end-glue-point="4" svg:d="m6500 5000v2000" svg:viewBox="0 0 1 2001">
          <text:p/>
        </draw:connector>
        <draw:connector draw:style-name="gr74" draw:text-style-name="P1" draw:layer="layout" draw:type="curve" svg:x1="14.5cm" svg:y1="5cm" svg:x2="14.5cm" svg:y2="7cm" draw:start-shape="id184" draw:start-glue-point="6" draw:end-shape="id189" draw:end-glue-point="0" svg:d="m14500 5000v2000" svg:viewBox="0 0 1 2001">
          <text:p/>
        </draw:connector>
        <draw:connector draw:style-name="gr74" draw:text-style-name="P1" draw:layer="layout" draw:type="curve" svg:x1="22.5cm" svg:y1="5cm" svg:x2="22.5cm" svg:y2="7cm" draw:start-shape="id186" draw:start-glue-point="6" draw:end-shape="id190" draw:end-glue-point="4" svg:d="m22500 5000v2000" svg:viewBox="0 0 1 2001">
          <text:p/>
        </draw:connector>
        <draw:connector draw:style-name="gr94" draw:text-style-name="P1" draw:layer="layout" draw:type="curve" svg:x1="6.5cm" svg:y1="10cm" svg:x2="6.5cm" svg:y2="12cm" draw:start-shape="id191" draw:start-glue-point="6" draw:end-shape="id192" draw:end-glue-point="4" svg:d="m6500 10000v2000" svg:viewBox="0 0 1 2001">
          <text:p/>
        </draw:connector>
        <draw:connector draw:style-name="gr94" draw:text-style-name="P1" draw:layer="layout" draw:type="curve" svg:x1="14.5cm" svg:y1="10cm" svg:x2="14.5cm" svg:y2="12cm" draw:start-shape="id193" draw:start-glue-point="6" draw:end-shape="id194" draw:end-glue-point="4" svg:d="m14500 10000v2000" svg:viewBox="0 0 1 2001">
          <text:p/>
        </draw:connector>
        <draw:connector draw:style-name="gr94" draw:text-style-name="P1" draw:layer="layout" draw:type="curve" svg:x1="22.5cm" svg:y1="10cm" svg:x2="22.5cm" svg:y2="12cm" draw:start-shape="id195" draw:start-glue-point="6" draw:end-shape="id196" draw:end-glue-point="4" svg:d="m22500 10000v2000" svg:viewBox="0 0 1 2001">
          <text:p/>
        </draw:connector>
        <draw:frame draw:style-name="gr70" draw:text-style-name="P73" draw:layer="layout" svg:width="3cm" svg:height="1cm" svg:x="2cm" svg:y="10cm">
          <draw:text-box>
            <text:p text:style-name="P14"><text:span text:style-name="T59">In-memory</text:span></text:p>
          </draw:text-box>
        </draw:frame>
        <draw:frame draw:style-name="gr70" draw:text-style-name="P73" draw:layer="layout" svg:width="3cm" svg:height="1cm" svg:x="2cm" svg:y="11cm">
          <draw:text-box>
            <text:p text:style-name="P14"><text:span text:style-name="T59">Persistent</text:span></text:p>
          </draw:text-box>
        </draw:frame>
        <draw:frame draw:style-name="gr70" draw:text-style-name="P73" draw:layer="layout" svg:width="2cm" svg:height="1cm" svg:x="4cm" svg:y="6cm">
          <draw:text-box>
            <text:p text:style-name="P14"><text:span text:style-name="T59">Model</text:span></text:p>
          </draw:text-box>
        </draw:frame>
        <draw:frame draw:style-name="gr70" draw:text-style-name="P73" draw:layer="layout" svg:width="2cm" svg:height="1cm" svg:x="4cm" svg:y="5cm">
          <draw:text-box>
            <text:p text:style-name="P14"><text:span text:style-name="T59">Index</text:span></text:p>
          </draw:text-box>
        </draw:frame>
        <draw:frame draw:style-name="gr70" draw:text-style-name="P73" draw:layer="layout" svg:width="3cm" svg:height="1cm" svg:x="18cm" svg:y="4cm">
          <draw:text-box>
            <text:p text:style-name="P27"><text:span text:style-name="T60">. . .</text:span></text:p>
          </draw:text-box>
        </draw:frame>
        <draw:frame draw:style-name="gr70" draw:text-style-name="P73" draw:layer="layout" svg:width="3cm" svg:height="1cm" svg:x="10cm" svg:y="4cm">
          <draw:text-box>
            <text:p text:style-name="P27"><text:span text:style-name="T60">. . .</text:span></text:p>
          </draw:text-box>
        </draw:frame>
        <draw:frame draw:style-name="gr70" draw:text-style-name="P74" draw:layer="layout" svg:width="7cm" svg:height="1cm" svg:x="7cm" svg:y="11cm">
          <draw:text-box>
            <text:p text:style-name="P14"><text:span text:style-name="T61">insert, delete, load, clear</text:span></text:p>
          </draw:text-box>
        </draw:frame>
        <draw:frame draw:style-name="gr70" draw:text-style-name="P74" draw:layer="layout" svg:width="7cm" svg:height="1cm" svg:x="7cm" svg:y="10cm">
          <draw:text-box>
            <text:p text:style-name="P14"><text:span text:style-name="T61">ask, construct, select</text:span></text:p>
          </draw:text-box>
        </draw:frame>
      </draw:page>
      <draw:page draw:name="page13" draw:style-name="dp1" draw:master-page-name="默认">
        <draw:frame draw:style-name="gr68" draw:text-style-name="P64" draw:layer="controls" svg:width="5cm" svg:height="2cm" svg:x="1cm" svg:y="18cm">
          <draw:text-box>
            <text:p><text:span text:style-name="T39">TriGraM poster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95" draw:text-style-name="P75" draw:layer="layout" svg:width="27cm" svg:height="5cm" svg:x="1.5cm" svg:y="4cm">
          <draw:text-box>
            <text:p><text:span text:style-name="T62">Triple Graph based Metadata storage</text:span></text:p>
          </draw:text-box>
        </draw:frame>
        <draw:g>
          <draw:custom-shape draw:style-name="gr96" draw:text-style-name="P1" draw:layer="layout" svg:width="3cm" svg:height="3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4cm" svg:height="3cm" svg:x="18cm" svg:y="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cm" svg:height="3cm" svg:x="22cm" svg:y="7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76" draw:layer="layout" svg:width="9cm" svg:height="3cm" svg:x="15cm" svg:y="7cm">
            <draw:text-box>
              <text:p><text:span text:style-name="T63">Tri</text:span><text:span text:style-name="T64">Gra</text:span><text:span text:style-name="T63">M</text:span></text:p>
            </draw:text-box>
          </draw:frame>
        </draw:g>
        <draw:custom-shape draw:style-name="gr3" draw:text-style-name="P77" draw:layer="layout" svg:width="21cm" svg:height="1cm" svg:x="6cm" svg:y="16cm">
          <text:p text:style-name="P14"><text:span text:style-name="T65">Block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4cm" svg:height="2cm" svg:x="20cm" svg:y="14cm">
          <text:p text:style-name="P1"><text:span text:style-name="T65">Fil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5cm" svg:height="2.5cm" svg:x="15cm" svg:y="14cm">
          <text:p text:style-name="P1"><text:span text:style-name="T65">Object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9cm" svg:height="1cm" svg:x="6cm" svg:y="15cm">
          <text:p text:style-name="P1"><text:span text:style-name="T65">Key-Valu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3cm" svg:height="1cm" svg:x="10cm" svg:y="14cm">
          <text:p text:style-name="P1"><text:span text:style-name="T65">RDBMS</text:span></text:p>
          <draw:enhanced-geometry svg:viewBox="0 0 21600 21600" draw:type="rectangle" draw:enhanced-path="M 0 0 L 21600 0 21600 21600 0 21600 0 0 Z N"/>
        </draw:custom-shape>
        <draw:custom-shape draw:style-name="gr98" draw:text-style-name="P78" draw:layer="layout" svg:width="4cm" svg:height="1cm" svg:x="6cm" svg:y="14cm">
          <text:p text:style-name="P1"><text:span text:style-name="T65">Triple Stor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20cm" svg:y="12cm">
          <text:p text:style-name="P1"><text:span text:style-name="T65">POSIX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5cm" svg:height="1cm" svg:x="15cm" svg:y="12cm">
          <text:p text:style-name="P1"><text:span text:style-name="T65">T10-OSD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10cm" svg:y="12cm">
          <text:p text:style-name="P1"><text:span text:style-name="T65">S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6cm" svg:y="12cm">
          <text:p text:style-name="P1"><text:span text:style-name="T65">SPAR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.5cm" svg:x="6cm" svg:y="10.5cm">
          <text:p text:style-name="P1"><text:span text:style-name="T65">APP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cm" svg:x="6cm" svg:y="18cm">
          <text:p text:style-name="P1"><text:span text:style-name="T65">Resourc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cm" svg:height="1cm" svg:x="13cm" svg:y="12cm">
          <text:p text:style-name="P1"><text:span text:style-name="T65">K/V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12cm" svg:height="0.5cm" svg:x="9cm" svg:y="11.7cm">
          <text:p text:style-name="P1"><text:span text:style-name="T66">R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24cm" svg:y="12cm">
          <text:p text:style-name="P1"><text:span text:style-name="T65">T10/13</text:span></text:p>
          <draw:enhanced-geometry svg:viewBox="0 0 21600 21600" draw:type="rectangle" draw:enhanced-path="M 0 0 L 21600 0 21600 21600 0 21600 0 0 Z N"/>
        </draw:custom-shape>
        <draw:line draw:style-name="gr100" draw:text-style-name="P78" draw:layer="layout" svg:x1="6cm" svg:y1="19.5cm" svg:x2="27cm" svg:y2="19.5cm">
          <text:p text:style-name="P1"><text:span text:style-name="T65">Expressive</text:span></text:p>
        </draw:line>
        <draw:frame draw:style-name="gr101" draw:text-style-name="P80" draw:layer="layout" svg:width="4cm" svg:height="1.026cm" svg:x="1cm" svg:y="13cm">
          <draw:text-box>
            <text:p><text:span text:style-name="T67">Scalability?</text:span></text:p>
          </draw:text-box>
        </draw:frame>
      </draw:page>
      <draw:page draw:name="page14" draw:style-name="dp1" draw:master-page-name="默认">
        <draw:frame draw:style-name="gr68" draw:text-style-name="P64" draw:layer="controls" svg:width="9cm" svg:height="2cm" svg:x="1cm" svg:y="18cm">
          <draw:text-box>
            <text:p><text:span text:style-name="T39">I/O Operation Design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102" draw:text-style-name="P81" draw:layer="layout" svg:width="9cm" svg:height="1cm" svg:x="1cm" svg:y="2cm">
          <draw:text-box>
            <text:p text:style-name="P1"><text:span text:style-name="T68">Domain Specific Command</text:span></text:p>
          </draw:text-box>
        </draw:frame>
        <draw:line draw:style-name="gr59" draw:text-style-name="P1" draw:layer="layout" svg:x1="10cm" svg:y1="2cm" svg:x2="10cm" svg:y2="18cm">
          <text:p/>
        </draw:line>
        <draw:frame draw:style-name="gr102" draw:text-style-name="P81" draw:layer="layout" svg:width="3cm" svg:height="1cm" svg:x="11cm" svg:y="2cm">
          <draw:text-box>
            <text:p text:style-name="P1"><text:span text:style-name="T68">SPARQL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102" draw:text-style-name="P81" draw:layer="layout" svg:width="5cm" svg:height="1cm" svg:x="19cm" svg:y="2cm">
          <draw:text-box>
            <text:p text:style-name="P1"><text:span text:style-name="T68">Data Source</text:span></text:p>
          </draw:text-box>
        </draw:frame>
        <draw:frame draw:style-name="gr103" draw:text-style-name="P14" xml:id="id210" draw:id="id210" draw:layer="layout" svg:width="3cm" svg:height="1cm" svg:x="10cm" svg:y="5cm">
          <draw:text-box>
            <text:p text:style-name="P14"><text:span text:style-name="T61">ask</text:span></text:p>
          </draw:text-box>
        </draw:frame>
        <draw:frame draw:style-name="gr103" draw:text-style-name="P14" xml:id="id212" draw:id="id212" draw:layer="layout" svg:width="3cm" svg:height="1cm" svg:x="10cm" svg:y="6cm">
          <draw:text-box>
            <text:p text:style-name="P14"><text:span text:style-name="T61">construct</text:span></text:p>
          </draw:text-box>
        </draw:frame>
        <draw:frame draw:style-name="gr103" draw:text-style-name="P14" xml:id="id208" draw:id="id208" draw:layer="layout" svg:width="3cm" svg:height="1cm" svg:x="10cm" svg:y="7cm">
          <draw:text-box>
            <text:p text:style-name="P14"><text:span text:style-name="T61">select</text:span></text:p>
          </draw:text-box>
        </draw:frame>
        <draw:frame draw:style-name="gr103" draw:text-style-name="P14" xml:id="id205" draw:id="id205" draw:layer="layout" svg:width="2cm" svg:height="1cm" svg:x="13cm" svg:y="8cm">
          <draw:text-box>
            <text:p text:style-name="P14"><text:span text:style-name="T61">insert</text:span></text:p>
          </draw:text-box>
        </draw:frame>
        <draw:frame draw:style-name="gr103" draw:text-style-name="P14" xml:id="id203" draw:id="id203" draw:layer="layout" svg:width="2cm" svg:height="1cm" svg:x="13cm" svg:y="9cm">
          <draw:text-box>
            <text:p text:style-name="P14"><text:span text:style-name="T61">delete</text:span></text:p>
          </draw:text-box>
        </draw:frame>
        <draw:frame draw:style-name="gr103" draw:text-style-name="P14" xml:id="id198" draw:id="id198" draw:layer="layout" svg:width="2cm" svg:height="1cm" svg:x="13cm" svg:y="10cm">
          <draw:text-box>
            <text:p text:style-name="P14"><text:span text:style-name="T61">load</text:span></text:p>
          </draw:text-box>
        </draw:frame>
        <draw:frame draw:style-name="gr103" draw:text-style-name="P14" draw:layer="layout" svg:width="2cm" svg:height="1cm" svg:x="13cm" svg:y="11cm">
          <draw:text-box>
            <text:p text:style-name="P14"><text:span text:style-name="T61">clear</text:span></text:p>
          </draw:text-box>
        </draw:frame>
        <draw:frame draw:style-name="gr103" draw:text-style-name="P14" xml:id="id213" draw:id="id213" draw:layer="layout" svg:width="2cm" svg:height="1cm" svg:x="2cm" svg:y="7cm">
          <draw:text-box>
            <text:p text:style-name="P14"><text:span text:style-name="T61">list</text:span></text:p>
          </draw:text-box>
        </draw:frame>
        <draw:frame draw:style-name="gr103" draw:text-style-name="P14" draw:layer="layout" svg:width="2cm" svg:height="1cm" svg:x="2cm" svg:y="8cm">
          <draw:text-box>
            <text:p text:style-name="P14"><text:span text:style-name="T61">read</text:span></text:p>
          </draw:text-box>
        </draw:frame>
        <draw:frame draw:style-name="gr103" draw:text-style-name="P14" draw:layer="layout" svg:width="2cm" svg:height="1cm" svg:x="2cm" svg:y="9cm">
          <draw:text-box>
            <text:p text:style-name="P14"><text:span text:style-name="T61">write</text:span></text:p>
          </draw:text-box>
        </draw:frame>
        <draw:frame draw:style-name="gr103" draw:text-style-name="P14" draw:layer="layout" svg:width="2cm" svg:height="1cm" svg:x="2cm" svg:y="10cm">
          <draw:text-box>
            <text:p text:style-name="P14"><text:span text:style-name="T61">create</text:span></text:p>
          </draw:text-box>
        </draw:frame>
        <draw:frame draw:style-name="gr103" draw:text-style-name="P14" draw:layer="layout" svg:width="2cm" svg:height="1cm" svg:x="2cm" svg:y="11cm">
          <draw:text-box>
            <text:p text:style-name="P14"><text:span text:style-name="T61">delete</text:span></text:p>
          </draw:text-box>
        </draw:frame>
        <draw:frame draw:style-name="gr103" draw:text-style-name="P14" draw:layer="layout" svg:width="2cm" svg:height="1cm" svg:x="2cm" svg:y="5cm">
          <draw:text-box>
            <text:p text:style-name="P14"><text:span text:style-name="T61">exist</text:span></text:p>
          </draw:text-box>
        </draw:frame>
        <draw:frame draw:style-name="gr104" draw:text-style-name="P82" draw:layer="layout" svg:width="2cm" svg:height="1cm" svg:x="2cm" svg:y="3cm">
          <draw:text-box>
            <text:p text:style-name="P66"><text:span text:style-name="T69">POSIX</text:span></text:p>
          </draw:text-box>
        </draw:frame>
        <draw:frame draw:style-name="gr104" draw:text-style-name="P83" draw:layer="layout" svg:width="3cm" svg:height="1cm" svg:x="21cm" svg:y="3cm">
          <draw:text-box>
            <text:p text:style-name="P66"><text:span text:style-name="T69">Directory</text:span></text:p>
          </draw:text-box>
        </draw:frame>
        <draw:frame draw:style-name="gr104" draw:text-style-name="P83" draw:layer="layout" svg:width="3cm" svg:height="1cm" svg:x="25cm" svg:y="3cm">
          <draw:text-box>
            <text:p text:style-name="P66"><text:span text:style-name="T69">Typed File</text:span></text:p>
          </draw:text-box>
        </draw:frame>
        <draw:frame draw:style-name="gr103" draw:text-style-name="P14" xml:id="id211" draw:id="id211" draw:layer="layout" svg:width="2cm" svg:height="1cm" svg:x="2cm" svg:y="6cm">
          <draw:text-box>
            <text:p text:style-name="P14"><text:span text:style-name="T61">stat</text:span></text:p>
          </draw:text-box>
        </draw:frame>
        <draw:frame draw:style-name="gr104" draw:text-style-name="P82" draw:layer="layout" svg:width="2cm" svg:height="1cm" svg:x="5cm" svg:y="3cm">
          <draw:text-box>
            <text:p text:style-name="P66"><text:span text:style-name="T69">REST</text:span></text:p>
          </draw:text-box>
        </draw:frame>
        <draw:frame draw:style-name="gr103" draw:text-style-name="P14" xml:id="id207" draw:id="id207" draw:layer="layout" svg:width="2cm" svg:height="1cm" svg:x="5cm" svg:y="8cm">
          <draw:text-box>
            <text:p text:style-name="P14"><text:span text:style-name="T61">get</text:span></text:p>
          </draw:text-box>
        </draw:frame>
        <draw:frame draw:style-name="gr103" draw:text-style-name="P14" xml:id="id206" draw:id="id206" draw:layer="layout" svg:width="2cm" svg:height="1cm" svg:x="5cm" svg:y="9cm">
          <draw:text-box>
            <text:p text:style-name="P14"><text:span text:style-name="T61">put</text:span></text:p>
          </draw:text-box>
        </draw:frame>
        <draw:frame draw:style-name="gr103" draw:text-style-name="P14" xml:id="id204" draw:id="id204" draw:layer="layout" svg:width="2cm" svg:height="1cm" svg:x="5cm" svg:y="10cm">
          <draw:text-box>
            <text:p text:style-name="P14"><text:span text:style-name="T61">post</text:span></text:p>
          </draw:text-box>
        </draw:frame>
        <draw:frame draw:style-name="gr103" draw:text-style-name="P14" xml:id="id202" draw:id="id202" draw:layer="layout" svg:width="2cm" svg:height="1cm" svg:x="5cm" svg:y="11cm">
          <draw:text-box>
            <text:p text:style-name="P14"><text:span text:style-name="T61">delete</text:span></text:p>
          </draw:text-box>
        </draw:frame>
        <draw:frame draw:style-name="gr103" draw:text-style-name="P14" xml:id="id209" draw:id="id209" draw:layer="layout" svg:width="2cm" svg:height="1cm" svg:x="5cm" svg:y="5cm">
          <draw:text-box>
            <text:p text:style-name="P14"><text:span text:style-name="T61">head</text:span></text:p>
          </draw:text-box>
        </draw:frame>
        <draw:frame draw:style-name="gr103" draw:text-style-name="P14" xml:id="id199" draw:id="id199" draw:layer="layout" svg:width="3cm" svg:height="2cm" svg:x="25cm" svg:y="12cm">
          <draw:text-box>
            <text:p text:style-name="P14"><text:span text:style-name="T61">document</text:span></text:p>
            <text:list text:style-name="L2">
              <text:list-item>
                <text:p text:style-name="P14"><text:span text:style-name="T70">metadata</text:span></text:p>
              </text:list-item>
              <text:list-item>
                <text:p text:style-name="P14"><text:span text:style-name="T70">structure</text:span></text:p>
              </text:list-item>
            </text:list>
          </draw:text-box>
        </draw:frame>
        <draw:frame draw:style-name="gr103" draw:text-style-name="P14" xml:id="id197" draw:id="id197" draw:layer="layout" svg:width="3cm" svg:height="2cm" svg:x="21cm" svg:y="9cm">
          <draw:text-box>
            <text:p text:style-name="P14"><text:span text:style-name="T61">directory</text:span></text:p>
            <text:list text:style-name="L2">
              <text:list-item>
                <text:p text:style-name="P14"><text:span text:style-name="T70">structure</text:span></text:p>
              </text:list-item>
              <text:list-item>
                <text:p text:style-name="P14"><text:span text:style-name="T70">stat</text:span></text:p>
              </text:list-item>
            </text:list>
          </draw:text-box>
        </draw:frame>
        <draw:frame draw:style-name="gr104" draw:text-style-name="P83" draw:layer="layout" svg:width="3cm" svg:height="1cm" svg:x="10cm" svg:y="3cm">
          <draw:text-box>
            <text:p text:style-name="P66"><text:span text:style-name="T69">Query</text:span></text:p>
          </draw:text-box>
        </draw:frame>
        <draw:frame draw:style-name="gr104" draw:text-style-name="P83" draw:layer="layout" svg:width="3cm" svg:height="1cm" svg:x="13cm" svg:y="3cm">
          <draw:text-box>
            <text:p text:style-name="P66"><text:span text:style-name="T69">Update</text:span></text:p>
          </draw:text-box>
        </draw:frame>
        <draw:frame draw:style-name="gr103" draw:text-style-name="P14" xml:id="id200" draw:id="id200" draw:layer="layout" svg:width="3cm" svg:height="2cm" svg:x="25cm" svg:y="15cm">
          <draw:text-box>
            <text:p text:style-name="P14"><text:span text:style-name="T61">package</text:span></text:p>
            <text:list text:style-name="L2">
              <text:list-item>
                <text:p text:style-name="P14"><text:span text:style-name="T70">metadata</text:span></text:p>
              </text:list-item>
              <text:list-item>
                <text:p text:style-name="P14"><text:span text:style-name="T70">structure</text:span></text:p>
              </text:list-item>
            </text:list>
          </draw:text-box>
        </draw:frame>
        <draw:connector draw:style-name="gr105" draw:text-style-name="P1" draw:layer="layout" draw:type="lines" svg:x1="21cm" svg:y1="10cm" svg:x2="15cm" svg:y2="10.5cm" draw:start-shape="id197" draw:start-glue-point="3" draw:end-shape="id198" svg:d="m21000 10000h-500l-5000 500h-500" svg:viewBox="0 0 6001 501">
          <text:p/>
        </draw:connector>
        <draw:connector draw:style-name="gr105" draw:text-style-name="P1" draw:layer="layout" draw:type="lines" svg:x1="25cm" svg:y1="13cm" svg:x2="15cm" svg:y2="10.5cm" draw:start-shape="id199" draw:end-shape="id198" draw:end-glue-point="1" svg:d="m25000 13000h-500l-9000-2500h-500" svg:viewBox="0 0 10001 2501">
          <text:p/>
        </draw:connector>
        <draw:connector draw:style-name="gr105" draw:text-style-name="P1" draw:layer="layout" draw:type="lines" svg:x1="25cm" svg:y1="16cm" svg:x2="15cm" svg:y2="10.5cm" draw:start-shape="id200" draw:end-shape="id198" draw:end-glue-point="1" svg:d="m25000 16000h-500l-9000-5500h-500" svg:viewBox="0 0 10001 5501">
          <text:p/>
        </draw:connector>
        <draw:frame draw:style-name="gr104" draw:text-style-name="P83" draw:layer="layout" svg:width="4cm" svg:height="1cm" svg:x="16cm" svg:y="3cm">
          <draw:text-box>
            <text:p text:style-name="P84"><text:span text:style-name="T69">Local or Remote RDF Model</text:span></text:p>
          </draw:text-box>
        </draw:frame>
        <draw:frame draw:style-name="gr103" draw:text-style-name="P20" xml:id="id201" draw:id="id201" draw:layer="layout" svg:width="2cm" svg:height="1cm" svg:x="17cm" svg:y="6cm">
          <draw:text-box>
            <text:p text:style-name="P20"><text:span text:style-name="T61">Graph</text:span></text:p>
          </draw:text-box>
        </draw:frame>
        <draw:connector draw:style-name="gr105" draw:text-style-name="P1" draw:layer="layout" draw:type="lines" svg:x1="17cm" svg:y1="6.5cm" svg:x2="15cm" svg:y2="10.5cm" draw:start-shape="id201" draw:start-glue-point="3" draw:end-shape="id198" draw:end-glue-point="1" svg:d="m17000 6500h-500l-1000 4000h-500" svg:viewBox="0 0 2001 4001">
          <text:p/>
        </draw:connector>
        <draw:frame draw:style-name="gr104" draw:text-style-name="P82" draw:layer="layout" svg:width="2cm" svg:height="1cm" svg:x="8cm" svg:y="3cm">
          <draw:text-box>
            <text:p text:style-name="P66"><text:span text:style-name="T71">Generic</text:span></text:p>
          </draw:text-box>
        </draw:frame>
        <draw:frame draw:style-name="gr106" draw:text-style-name="P85" draw:layer="layout" svg:width="2cm" svg:height="3cm" svg:x="8cm" svg:y="12cm">
          <draw:text-box>
            <text:p text:style-name="P14"><text:span text:style-name="T61">sparql query string</text:span></text:p>
          </draw:text-box>
        </draw:frame>
        <draw:connector draw:style-name="gr105" draw:text-style-name="P1" draw:layer="layout" draw:type="lines" svg:x1="7cm" svg:y1="11.5cm" svg:x2="13cm" svg:y2="9.5cm" draw:start-shape="id202" draw:start-glue-point="1" draw:end-shape="id203" draw:end-glue-point="3" svg:d="m7000 11500h500l5000-2000h500" svg:viewBox="0 0 6001 2001">
          <text:p/>
        </draw:connector>
        <draw:connector draw:style-name="gr105" draw:text-style-name="P1" draw:layer="layout" draw:type="lines" svg:x1="7cm" svg:y1="10.5cm" svg:x2="13cm" svg:y2="8.5cm" draw:start-shape="id204" draw:start-glue-point="1" draw:end-shape="id205" draw:end-glue-point="3" svg:d="m7000 10500h500l5000-2000h500" svg:viewBox="0 0 6001 2001">
          <text:p/>
        </draw:connector>
        <draw:connector draw:style-name="gr105" draw:text-style-name="P1" draw:layer="layout" draw:type="lines" svg:x1="7cm" svg:y1="9.5cm" svg:x2="13cm" svg:y2="8.5cm" draw:start-shape="id206" draw:start-glue-point="1" draw:end-shape="id205" draw:end-glue-point="3" svg:d="m7000 9500h500l5000-1000h500" svg:viewBox="0 0 6001 1001">
          <text:p/>
        </draw:connector>
        <draw:connector draw:style-name="gr105" draw:text-style-name="P1" draw:layer="layout" draw:type="lines" svg:x1="7cm" svg:y1="8.5cm" svg:x2="10cm" svg:y2="7.5cm" draw:start-shape="id207" draw:start-glue-point="1" draw:end-shape="id208" svg:d="m7000 8500h500l2000-1000h500" svg:viewBox="0 0 3001 1001">
          <text:p/>
        </draw:connector>
        <draw:connector draw:style-name="gr105" draw:text-style-name="P1" draw:layer="layout" draw:type="lines" svg:x1="7cm" svg:y1="5.5cm" svg:x2="10cm" svg:y2="5.5cm" draw:start-shape="id209" draw:start-glue-point="1" draw:end-shape="id210" svg:d="m7000 5500h500 2000 500" svg:viewBox="0 0 3001 1">
          <text:p/>
        </draw:connector>
        <draw:connector draw:style-name="gr105" draw:text-style-name="P1" draw:layer="layout" draw:type="lines" svg:x1="4cm" svg:y1="6.5cm" svg:x2="10cm" svg:y2="6.5cm" draw:start-shape="id211" draw:start-glue-point="1" draw:end-shape="id212" svg:d="m4000 6500h500 5000 500" svg:viewBox="0 0 6001 1">
          <text:p/>
        </draw:connector>
        <draw:connector draw:style-name="gr105" draw:text-style-name="P1" draw:layer="layout" draw:type="lines" svg:x1="4cm" svg:y1="7.5cm" svg:x2="10cm" svg:y2="6.5cm" draw:start-shape="id213" draw:start-glue-point="1" draw:end-shape="id212" draw:end-glue-point="3" svg:d="m4000 7500h500l5000-1000h500" svg:viewBox="0 0 60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marker draw:name="Line_20_Arrow_20_7" draw:display-name="Line Arrow 7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26T09:52:53.10</dc:date>
    <meta:editing-duration>PT16H46M30S</meta:editing-duration>
    <meta:editing-cycles>81</meta:editing-cycles>
    <meta:generator>LibreOffice/4.0.1.2$Windows_x86 LibreOffice_project/84102822e3d61eb989ddd325abf1ac077904985</meta:generator>
    <dc:creator>Zhan Shi</dc:creator>
    <meta:document-statistic meta:object-count="809"/>
  </office:meta>
</office:document-meta>
</file>